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0pt" officeooo:rsid="00164e35" officeooo:paragraph-rsid="00164e35" style:font-size-asian="10pt" style:font-size-complex="10pt"/>
    </style:style>
    <style:style style:name="T1" style:family="text">
      <style:text-properties officeooo:rsid="0016a0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enario 1 <text:span text:style-name="T1">alquiler </text:span>usuario envia link zonaprop <text:span text:style-name="T1">(sin comenzar conversacio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2:22:26.162489197</meta:creation-date>
    <dc:date>2026-01-17T13:10:29.015235026</dc:date>
    <meta:editing-duration>PT37M48S</meta:editing-duration>
    <meta:editing-cycles>1</meta:editing-cycles>
    <meta:document-statistic meta:table-count="0" meta:image-count="0" meta:object-count="0" meta:page-count="1" meta:paragraph-count="1" meta:word-count="10" meta:character-count="76" meta:non-whitespace-character-count="67"/>
    <meta:generator>LibreOffice/24.2.7.2$Linux_X86_64 LibreOffice_project/420$Build-2</meta:generator>
  </office:meta>
</office:document-meta>
</file>